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B1F000029D7AE1F13C9.svm"/>
  <manifest:file-entry manifest:media-type="" manifest:full-path="Pictures/2000000700003923000029D7931E4856.svm"/>
  <manifest:file-entry manifest:media-type="" manifest:full-path="Pictures/200000070000615600004F4C889ED555.svm"/>
  <manifest:file-entry manifest:media-type="" manifest:full-path="Pictures/20000007000039A2000029EDC59988C9.svm"/>
  <manifest:file-entry manifest:media-type="" manifest:full-path="Pictures/200000070000335A000021A842AEE18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rebuchet MS" svg:font-family="'Trebuchet MS'"/>
    <style:font-face style:name="Helvetica" svg:font-family="Helvetica, 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DataValidation" style:family="table">
      <style:table-properties style:width="6.5in" table:align="margins" style:writing-mode="lr-tb"/>
    </style:style>
    <style:style style:name="DataValidation.A" style:family="table-column">
      <style:table-column-properties style:column-width="2.1667in" style:rel-column-width="21845*"/>
    </style:style>
    <style:style style:name="DataValidation.A1" style:family="table-cell">
      <style:table-cell-properties fo:padding="0.0382in" fo:border-left="0.0007in solid #000000" fo:border-right="none" fo:border-top="0.0007in solid #000000" fo:border-bottom="0.0007in solid #000000"/>
    </style:style>
    <style:style style:name="DataValidation.C1" style:family="table-cell">
      <style:table-cell-properties fo:padding="0.0382in" fo:border="0.0007in solid #000000"/>
    </style:style>
    <style:style style:name="DataValidation.A2" style:family="table-cell">
      <style:table-cell-properties fo:padding="0.0382in" fo:border-left="0.0007in solid #000000" fo:border-right="none" fo:border-top="none" fo:border-bottom="0.0007in solid #000000"/>
    </style:style>
    <style:style style:name="DataValidation.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justify" style:justify-single-word="false" fo:break-before="auto" fo:break-after="auto" style:writing-mode="lr-tb"/>
    </style:style>
    <style:style style:name="P4" style:family="paragraph" style:parent-style-name="Standard">
      <style:paragraph-properties fo:line-height="115%" fo:text-align="center" style:justify-single-word="false" fo:break-before="auto" fo:break-after="auto" style:writing-mode="lr-tb"/>
      <style:text-properties fo:font-weight="bold" style:font-weight-asian="bold" style:font-weight-complex="bold"/>
    </style:style>
    <style:style style:name="P5"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P6" style:family="paragraph" style:parent-style-name="Standard">
      <style:paragraph-properties fo:line-height="115%" fo:text-align="end" style:justify-single-word="false" fo:break-before="auto" fo:break-after="auto" style:writing-mode="lr-tb"/>
      <style:text-properties style:text-underline-style="solid" style:text-underline-width="auto" style:text-underline-color="font-color"/>
    </style:style>
    <style:style style:name="P7" style:family="paragraph" style:parent-style-name="Standard">
      <style:paragraph-properties fo:line-height="115%" fo:text-align="center" style:justify-single-word="false" fo:break-before="auto" fo:break-after="auto" style:writing-mode="lr-tb"/>
      <style:text-properties style:text-underline-style="solid" style:text-underline-width="auto" style:text-underline-color="font-color"/>
    </style:style>
    <style:style style:name="P8" style:family="paragraph" style:parent-style-name="Standard">
      <style:paragraph-properties fo:line-height="115%" fo:text-align="justify" style:justify-single-word="false" fo:break-before="auto" fo:break-after="auto" style:writing-mode="lr-tb"/>
      <style:text-properties fo:color="#999999"/>
    </style:style>
    <style:style style:name="P9" style:family="paragraph" style:parent-style-name="Standard">
      <style:paragraph-properties fo:line-height="115%" fo:text-align="justify" style:justify-single-word="false" fo:break-before="auto" fo:break-after="auto" style:writing-mode="lr-tb"/>
      <style:text-properties fo:font-size="9pt" style:font-size-asian="9pt" style:font-size-complex="9pt"/>
    </style:style>
    <style:style style:name="P10" style:family="paragraph" style:parent-style-name="Standard">
      <style:paragraph-properties fo:line-height="115%" fo:text-align="justify" style:justify-single-word="false" fo:break-before="page" style:writing-mode="lr-tb"/>
    </style:style>
    <style:style style:name="P11" style:family="paragraph" style:parent-style-name="Standard">
      <style:paragraph-properties fo:line-height="115%" fo:text-align="justify" style:justify-single-word="false" fo:break-before="page" style:writing-mode="lr-tb"/>
      <style:text-properties fo:color="#000000"/>
    </style:style>
    <style:style style:name="P12" style:family="paragraph" style:parent-style-name="Standard">
      <style:paragraph-properties fo:line-height="115%" fo:text-align="justify" style:justify-single-word="false" fo:break-before="page" style:writing-mode="lr-tb"/>
      <style:text-properties fo:color="#000000" fo:font-size="25pt" fo:font-style="italic" fo:font-weight="bold" style:font-size-asian="25pt" style:font-style-asian="italic" style:font-weight-asian="bold" style:font-size-complex="25pt" style:font-style-complex="italic" style:font-weight-complex="bold"/>
    </style:style>
    <style:style style:name="P13" style:family="paragraph" style:parent-style-name="Standard">
      <style:paragraph-properties fo:line-height="115%" fo:text-align="justify" style:justify-single-word="false" fo:break-before="page" style:writing-mode="lr-tb"/>
      <style:text-properties fo:color="#000000" fo:font-weight="bold" style:font-weight-asian="bold" style:font-weight-complex="bold"/>
    </style:style>
    <style:style style:name="P14" style:family="paragraph" style:parent-style-name="Standard">
      <style:paragraph-properties fo:line-height="115%" fo:text-align="justify" style:justify-single-word="false" style:writing-mode="lr-tb"/>
    </style:style>
    <style:style style:name="P15" style:family="paragraph" style:parent-style-name="Standard">
      <style:paragraph-properties fo:line-height="115%" fo:text-align="justify" style:justify-single-word="false" style:writing-mode="lr-tb"/>
      <style:text-properties fo:font-weight="bold" style:font-weight-asian="bold" style:font-weight-complex="bold"/>
    </style:style>
    <style:style style:name="P16" style:family="paragraph" style:parent-style-name="Standard">
      <style:paragraph-properties fo:line-height="115%" fo:text-align="justify" style:justify-single-word="false" style:writing-mode="lr-tb"/>
      <style:text-properties fo:font-weight="normal" style:font-weight-asian="normal" style:font-weight-complex="normal"/>
    </style:style>
    <style:style style:name="P17" style:family="paragraph" style:parent-style-name="Standard">
      <style:paragraph-properties fo:line-height="115%" fo:text-align="justify" style:justify-single-word="false" style:writing-mode="lr-tb"/>
      <style:text-properties fo:color="#000000" fo:font-size="25pt" fo:font-style="italic" fo:font-weight="bold" style:font-size-asian="25pt" style:font-style-asian="italic" style:font-weight-asian="bold" style:font-size-complex="25pt" style:font-style-complex="italic" style:font-weight-complex="bold"/>
    </style:style>
    <style:style style:name="P18" style:family="paragraph" style:parent-style-name="Standard">
      <style:paragraph-properties fo:line-height="115%" fo:text-align="justify" style:justify-single-word="false" style:writing-mode="lr-tb"/>
      <style:text-properties fo:color="#000000"/>
    </style:style>
    <style:style style:name="P19" style:family="paragraph" style:parent-style-name="Standard">
      <style:paragraph-properties fo:line-height="115%" fo:text-align="justify" style:justify-single-word="false" style:writing-mode="lr-tb"/>
      <style:text-properties fo:color="#000000" fo:font-weight="bold" style:font-weight-asian="bold" style:font-weight-complex="bold"/>
    </style:style>
    <style:style style:name="P20" style:family="paragraph" style:parent-style-name="Standard">
      <style:paragraph-properties fo:line-height="115%" fo:text-align="justify" style:justify-single-word="false" style:writing-mode="lr-tb"/>
      <style:text-properties fo:color="#000000" fo:font-weight="normal" style:font-weight-asian="normal" style:font-weight-complex="normal"/>
    </style:style>
    <style:style style:name="P21" style:family="paragraph" style:parent-style-name="Standard">
      <style:paragraph-properties fo:line-height="115%" fo:text-align="justify" style:justify-single-word="false" style:writing-mode="lr-tb"/>
      <style:text-properties fo:font-size="15pt" fo:font-weight="bold" style:font-size-asian="15pt" style:font-weight-asian="bold" style:font-size-complex="15pt" style:font-weight-complex="bold"/>
    </style:style>
    <style:style style:name="P22" style:family="paragraph" style:parent-style-name="Standard">
      <style:paragraph-properties fo:line-height="115%" fo:text-align="justify" style:justify-single-word="false" style:writing-mode="lr-tb"/>
      <style:text-properties fo:color="#999999"/>
    </style:style>
    <style:style style:name="P23" style:family="paragraph" style:parent-style-name="Standard">
      <style:paragraph-properties fo:line-height="115%" fo:text-align="justify" style:justify-single-word="false" style:writing-mode="lr-tb"/>
      <style:text-properties fo:color="#999999" fo:font-size="25pt" fo:font-style="italic" fo:font-weight="bold" style:font-size-asian="25pt" style:font-style-asian="italic" style:font-weight-asian="bold" style:font-size-complex="25pt" style:font-style-complex="italic" style:font-weight-complex="bold"/>
    </style:style>
    <style:style style:name="P24" style:family="paragraph" style:parent-style-name="Table_20_Contents">
      <style:text-properties fo:font-weight="bold" style:font-weight-asian="bold" style:font-weight-complex="bold"/>
    </style:style>
    <style:style style:name="P25" style:family="paragraph" style:parent-style-name="Standard" style:master-page-name="Standard">
      <style:paragraph-properties fo:line-height="115%" fo:text-align="center" style:justify-single-word="false" style:page-number="auto" fo:break-before="auto" fo:break-after="auto" style:writing-mode="lr-tb"/>
    </style:style>
    <style:style style:name="P26" style:family="paragraph" style:parent-style-name="Standard" style:list-style-name="L1">
      <style:paragraph-properties fo:line-height="115%" fo:text-align="justify" style:justify-single-word="false" fo:break-before="auto" fo:break-after="auto" style:writing-mode="lr-tb"/>
    </style:style>
    <style:style style:name="P27" style:family="paragraph" style:parent-style-name="Standard" style:list-style-name="L3">
      <style:paragraph-properties fo:line-height="115%" fo:text-align="justify" style:justify-single-word="false" fo:break-before="auto" fo:break-after="auto" style:writing-mode="lr-tb"/>
    </style:style>
    <style:style style:name="P28" style:family="paragraph" style:parent-style-name="Standard" style:list-style-name="L4">
      <style:paragraph-properties fo:line-height="115%" fo:text-align="justify" style:justify-single-word="false" fo:break-before="auto" fo:break-after="auto" style:writing-mode="lr-tb"/>
      <style:text-properties fo:font-weight="bold" style:font-weight-asian="bold" style:font-weight-complex="bold"/>
    </style:style>
    <style:style style:name="P29" style:family="paragraph" style:parent-style-name="Standard" style:list-style-name="L2">
      <style:paragraph-properties fo:line-height="115%" fo:text-align="justify" style:justify-single-word="false" style:writing-mode="lr-tb"/>
      <style:text-properties style:use-window-font-color="true" style:font-name="Arial" fo:font-size="11pt" fo:font-weight="normal" style:font-name-asian="Helvetica" style:font-size-asian="11pt" style:font-weight-asian="normal" style:font-name-complex="Times New Roman" style:font-size-complex="11pt" style:font-weight-complex="normal"/>
    </style:style>
    <style:style style:name="T1" style:family="text">
      <style:text-properties fo:font-weight="bold" style:font-weight-asian="bold" style:font-weight-complex="bold"/>
    </style:style>
    <style:style style:name="T2" style:family="text">
      <style:text-properties fo:color="#999999"/>
    </style:style>
    <style:style style:name="T3" style:family="text">
      <style:text-properties fo:color="#999999" style:text-underline-style="solid" style:text-underline-width="auto" style:text-underline-color="font-color"/>
    </style:style>
    <style:style style:name="T4" style:family="text">
      <style:text-properties fo:font-size="9pt" style:font-size-asian="9pt" style:font-size-complex="9pt"/>
    </style:style>
    <style:style style:name="T5" style:family="text">
      <style:text-properties style:use-window-font-color="true" style:font-name="Arial" fo:font-size="11pt" fo:font-weight="normal" style:font-name-asian="Helvetica" style:font-size-asian="11pt" style:font-weight-asian="normal" style:font-name-complex="Times New Roman" style:font-size-complex="11pt" style:font-weight-complex="normal"/>
    </style:style>
    <style:style style:name="T6" style:family="text">
      <style:text-properties style:use-window-font-color="true" style:font-name="Arial" fo:font-size="11pt" style:font-name-asian="Helvetica" style:font-size-asian="11pt" style:font-name-complex="Times New Roman" style:font-size-complex="11pt"/>
    </style:style>
    <style:style style:name="T7" style:family="text">
      <style:text-properties fo:font-size="25pt" fo:font-style="italic" fo:font-weight="bold" style:font-size-asian="25pt" style:font-style-asian="italic" style:font-weight-asian="bold" style:font-size-complex="25pt" style:font-style-complex="italic" style:font-weight-complex="bold"/>
    </style:style>
    <style:style style:name="T8" style:family="text">
      <style:text-properties fo:font-size="23pt" fo:font-style="italic" fo:font-weight="bold" style:font-size-asian="23pt" style:font-style-asian="italic" style:font-weight-asian="bold" style:font-size-complex="23pt"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ekū</text:p>
      <text:p text:style-name="P2">User Interface Design Document</text:p>
      <text:p text:style-name="P2"/>
      <text:p text:style-name="P2"/>
      <text:p text:style-name="P2"><text:span text:style-name="T1">Table</text:span><text:span text:style-name="T1"> </text:span><text:span text:style-name="T1">of</text:span><text:span text:style-name="T1"> </text:span><text:span text:style-name="T1">Contents</text:span></text:p>
      <text:p text:style-name="P4"/>
      <text:p text:style-name="P7"/>
      <text:p text:style-name="P6"/>
      <text:p text:style-name="P1">1. <text:s/>Introduction</text:p>
      <text:p text:style-name="P1"/>
      <text:p text:style-name="P1"><text:tab/>1.1 Purpose of This Document</text:p>
      <text:p text:style-name="P1"><text:tab/>1.2 References</text:p>
      <text:p text:style-name="P1"/>
      <text:p text:style-name="P1">2. User Interface Standards</text:p>
      <text:p text:style-name="P1"/>
      <text:p text:style-name="P1">3. User Interface Walkthrough</text:p>
      <text:p text:style-name="P1"/>
      <text:p text:style-name="P1">4. Data Validation</text:p>
      <text:p text:style-name="P1"/>
      <text:p text:style-name="P1">Appendix A - Agreement Between Customer and Contractor</text:p>
      <text:p text:style-name="P1"/>
      <text:p text:style-name="P1">Appendix B - Peer Review Sign-off</text:p>
      <text:p text:style-name="P1"/>
      <text:p text:style-name="P1">Appendix C - Document Contributions</text:p>
      <text:p text:style-name="P10"><text:span text:style-name="T1">1. </text:span><text:span text:style-name="T1">Introduction</text:span></text:p>
      <text:p text:style-name="P3"/>
      <text:p text:style-name="P3"><text:tab/>1.1 Purpose of This Document</text:p>
      <text:p text:style-name="P3"/>
      <text:p text:style-name="P3">The purpose of this document is to show the user how to navigate and interact with the <text:span text:style-name="T5">Dekū web application.</text:span> It is intended to be read by any user of the system and will contain a detailed breakdown of each page and possible function on this website. Images will show the different pages involved within the application and highlight some of the key features of the application.</text:p>
      <text:p text:style-name="P3"/>
      <text:p text:style-name="P3"><text:span text:style-name="T2">State</text:span><text:span text:style-name="T2"> </text:span><text:span text:style-name="T2">the</text:span><text:span text:style-name="T2"> </text:span><text:span text:style-name="T2">purpose</text:span><text:span text:style-name="T2"> </text:span><text:span text:style-name="T2">of</text:span><text:span text:style-name="T2"> </text:span><text:span text:style-name="T2">the</text:span><text:span text:style-name="T2"> </text:span><text:span text:style-name="T2">document</text:span><text:span text:style-name="T2"> </text:span><text:span text:style-name="T2">and</text:span><text:span text:style-name="T2"> </text:span><text:span text:style-name="T2">specify</text:span><text:span text:style-name="T2"> </text:span><text:span text:style-name="T2">the</text:span><text:span text:style-name="T2"> </text:span><text:span text:style-name="T2">intended</text:span><text:span text:style-name="T2"> </text:span><text:span text:style-name="T2">readership</text:span><text:span text:style-name="T2">. </text:span><text:span text:style-name="T2">Briefly</text:span><text:span text:style-name="T2"> </text:span><text:span text:style-name="T2">summarize</text:span><text:span text:style-name="T2"> </text:span><text:span text:style-name="T2">the</text:span><text:span text:style-name="T2"> </text:span><text:span text:style-name="T2">content</text:span><text:span text:style-name="T2">. [</text:span><text:span text:style-name="T2">One</text:span><text:span text:style-name="T2"> </text:span><text:span text:style-name="T2">paragraph</text:span><text:span text:style-name="T2">]</text:span></text:p>
      <text:p text:style-name="P3"/>
      <text:list xml:id="list46528294864575416" text:style-name="L1">
        <text:list-item>
          <text:list>
            <text:list-item>
              <text:p text:style-name="P26">References</text:p>
            </text:list-item>
          </text:list>
        </text:list-item>
      </text:list>
      <text:p text:style-name="P3"/>
      <text:list xml:id="list5813463340323712202" text:style-name="L2">
        <text:list-item>
          <text:p text:style-name="P29">Dekū System Requirements</text:p>
        </text:list-item>
      </text:list>
      <text:p text:style-name="P14"/>
      <text:p text:style-name="P3"><text:span text:style-name="T2">Provide</text:span><text:span text:style-name="T2"> </text:span><text:span text:style-name="T2">a</text:span><text:span text:style-name="T2"> </text:span><text:span text:style-name="T2">list</text:span><text:span text:style-name="T2"> </text:span><text:span text:style-name="T2">of</text:span><text:span text:style-name="T2"> </text:span><text:span text:style-name="T2">all</text:span><text:span text:style-name="T2"> </text:span><text:span text:style-name="T2">applicable</text:span><text:span text:style-name="T2"> </text:span><text:span text:style-name="T2">and</text:span><text:span text:style-name="T2"> </text:span><text:span text:style-name="T2">referenced</text:span><text:span text:style-name="T2"> </text:span><text:span text:style-name="T2">documents</text:span><text:span text:style-name="T2"> </text:span><text:span text:style-name="T2">and</text:span><text:span text:style-name="T2"> </text:span><text:span text:style-name="T2">other</text:span><text:span text:style-name="T2"> </text:span><text:span text:style-name="T2">media</text:span><text:span text:style-name="T2"> </text:span><text:span text:style-name="T2">that</text:span><text:span text:style-name="T2"> </text:span><text:span text:style-name="T2">were</text:span><text:span text:style-name="T2"> </text:span><text:span text:style-name="T2">used</text:span><text:span text:style-name="T2"> </text:span><text:span text:style-name="T2">in</text:span><text:span text:style-name="T2"> </text:span><text:span text:style-name="T2">the</text:span><text:span text:style-name="T2"> </text:span><text:span text:style-name="T2">creation</text:span><text:span text:style-name="T2"> </text:span><text:span text:style-name="T2">of</text:span><text:span text:style-name="T2"> </text:span><text:span text:style-name="T2">this</text:span><text:span text:style-name="T2"> </text:span><text:span text:style-name="T2">document</text:span><text:span text:style-name="T2"> (</text:span><text:span text:style-name="T2">e</text:span><text:span text:style-name="T2">.</text:span><text:span text:style-name="T2">g</text:span><text:span text:style-name="T2">., </text:span><text:span text:style-name="T2">user</text:span><text:span text:style-name="T2"> </text:span><text:span text:style-name="T2">interface</text:span><text:span text:style-name="T2"> </text:span><text:span text:style-name="T2">design</text:span><text:span text:style-name="T2"> </text:span><text:span text:style-name="T2">textbooks</text:span><text:span text:style-name="T2"> </text:span><text:span text:style-name="T2">or</text:span><text:span text:style-name="T2"> </text:span><text:span text:style-name="T2">websites</text:span><text:span text:style-name="T2">, </text:span><text:span text:style-name="T2">class</text:span><text:span text:style-name="T2"> </text:span><text:span text:style-name="T2">lecture</text:span><text:span text:style-name="T2"> </text:span><text:span text:style-name="T2">notes</text:span><text:span text:style-name="T2">). </text:span><text:span text:style-name="T2">See</text:span><text:span text:style-name="T2"> </text:span><text:span text:style-name="T2">the</text:span><text:span text:style-name="T2"> </text:span><text:span text:style-name="T2">Writing</text:span><text:span text:style-name="T2"> </text:span><text:span text:style-name="T2">Resources</text:span><text:span text:style-name="T2"> </text:span><text:span text:style-name="T2">on</text:span><text:span text:style-name="T2"> </text:span><text:span text:style-name="T2">Blackboard</text:span><text:span text:style-name="T2"> </text:span><text:span text:style-name="T2">for</text:span><text:span text:style-name="T2"> </text:span><text:span text:style-name="T2">the</text:span><text:span text:style-name="T2"> </text:span><text:span text:style-name="T2">appropriate</text:span><text:span text:style-name="T2"> </text:span><text:span text:style-name="T2">formats</text:span><text:span text:style-name="T2"> </text:span><text:span text:style-name="T2">for</text:span><text:span text:style-name="T2"> </text:span><text:span text:style-name="T2">references</text:span><text:span text:style-name="T2">.</text:span></text:p>
      <text:p text:style-name="P3"/>
      <text:p text:style-name="P3"/>
      <text:list xml:id="list5223693223150443909" text:style-name="L3">
        <text:list-item>
          <text:p text:style-name="P27"><text:span text:style-name="T1">User</text:span><text:span text:style-name="T1"> Interface Standards</text:span></text:p>
        </text:list-item>
      </text:list>
      <text:p text:style-name="P5"/>
      <text:p text:style-name="P16">This section contains an overview of the design standards used in the <text:span text:style-name="T6">Dekū web application.</text:span></text:p>
      <text:p text:style-name="P15"/>
      <text:p text:style-name="P3">This application strives to adhere to a single page architecture. That means we have minimized the amount of page traversal as much as is considered possible. There are three main pages to be aware of: login/create account page, home feed page, and profile page. While the layout will be very similar between these pages to reduce confusion, the content on each will be unique. To provide the user with more information, there will be menus that the user can bring up by swiping from the side of the screen (think opening the charms menu on Windows 8). On a profile page, the left will contain search options, notifications and messaging, and the right will be about account setting and preferences.</text:p>
      <text:p text:style-name="P3"/>
      <text:p text:style-name="P3">When the site is first loaded, it allows the user to create an account if they do not already have one, as seen in Figure 1.0 below. If the user already has an account, they can click on the “Login” button towards the top right hand corner of the page, as seen in <text:s/>Figure 2.0 below. The center of the page is devoted to a prompt asking the user to either make an account or prompt for the user to login with their credentials if they click the “Login” button and already have an account.</text:p>
      <text:p text:style-name="P3"/>
      <text:p text:style-name="P16">There are few buttons on this site. The header has a button for the site which directs to the home page with default filter settings (none). This button is located towards the upper left hand corner, which is indicated by the red box around the <text:span text:style-name="T6">Dekū label. There is also a button to login </text:span><text:soft-page-break/><text:span text:style-name="T6">(Figure 1.0) if you haven't done so already, which would change to a logout button if a user is </text:span><text:span text:style-name="T6">currently logged in. Once logged in, there will be a button with</text:span> a user's user name and avatar, which redirects the user to his/her profile page.</text:p>
      <text:p text:style-name="P8"/>
      <text:p text:style-name="P3"><text:span text:style-name="T1">3. </text:span><text:span text:style-name="T1">User</text:span><text:span text:style-name="T1"> </text:span><text:span text:style-name="T1">Interface</text:span><text:span text:style-name="T1"> </text:span><text:span text:style-name="T1">Walkthrough</text:span></text:p>
      <text:p text:style-name="P8"/>
      <text:p text:style-name="P19">3.1.1 – Creating an Account</text:p>
      <text:p text:style-name="P18"/>
      <text:p text:style-name="P18">The first page on the website is creating an account on the website, as seen in Figure 1.0 below. <text:s/>It is very simple and straightforward to navigate. <text:s/>A user, assuming he/she does not already own an account enters information to create an account just like any other website (ex. First name, last name, email, etc). <text:s/>On the portion of the create account information, the one section listed under “University” with the list box currently only lists “UMBC” since this web application is limited to UMBC students and faculty only as of Spiral 2. <text:s/>The implementation of opening this to different schools is being considered for Spiral 3. <text:s/>If a person tries to just register without filling out a portion or any of the fields, it will prompt to the user whichever fields need to be filled in, as shown in Figure 1.1. <text:s/>There is an additional check to make sure a user enters a .edu email address. <text:s/>If a user already has an account in the database, they may instead click “Login” at the top right hand corner and go from there. <text:s/>After entering the initial portion of the create account information, it will change pages to what is seen in Figure 1.2 and ask the user to fill out a short biography about themselves (graduation year, major, etc.).</text:p>
      <text:p text:style-name="P18"/>
      <text:p text:style-name="P19">3.1.2 – Logging In</text:p>
      <text:p text:style-name="P18"/>
      <text:p text:style-name="P18">With a similar layout to the creation of an account from the first page, if a user already has an account and clicks the “Login” button at the top right hand corner of the page, it navigates them to the login screen as shown in Figure 2.0 below. <text:s/>The user will login with their email and password and that used to create an account with. <text:s/>If a user does not fill in both fields and tries to login regardless, a message will prompt that information has not been entered in the field(s). <text:s/>On the chance that a user forgets their password for their login credentials, he/she may click the “Forgot your password?” and will be redirected to the page for retrieving a lost password, as seen in Figure 2.2. <text:s/>Once the user logs in, it will redirect them to the home page as seen in Figure 3.0.</text:p>
      <text:p text:style-name="P18"/>
      <text:p text:style-name="P19">3.1.3 – Navigating the Home Page</text:p>
      <text:p text:style-name="P18"/>
      <text:p text:style-name="P18">The user hits the home page after the user logs in or creates an account. <text:s/>Once logged in, the “login” button that existed at the top of the page changes to a “logout” button. <text:s/>The home page shows all the cards (content) that have been already been posted. There is also a menu sidebar at the right of the screen, which the user can use to add new cards, search or filter cards by names, tags, etc. <text:s/>The user may interact with cards already existing on the home page or may interact with the menu sidebar.</text:p>
      <text:p text:style-name="P8"/>
      <text:p text:style-name="P13">3.1.4 – Menu Sidebar</text:p>
      <text:p text:style-name="P18"/>
      <text:p text:style-name="P20">When navigating through the menu sidebar, a user can create a new card, search or filter through cards that already exist by a certain name or tag, etc. If a user decides to create a card, once they fill out each section (title, content, etc.), then the card will show up on the home page. <text:s/>If a user decides to search or filter through cards, they can enter whatever key words in the appropriate box, and it will filter through the cards that already exist, narrowing down what is seen on the home page.</text:p>
      <text:p text:style-name="P19"/>
      <text:p text:style-name="P19">3.1.5 – User Profile</text:p>
      <text:p text:style-name="P18"/>
      <text:p text:style-name="P18">Once a user logs in, the user will have the ability to view his/her own profile as well as view other users' profiles. <text:s/>By viewing your own profile, you can update your own existing account information such as your classes taken or biography. <text:s/>A user may also view the profile of another user if they click on another user's card and access that user's profile from the card. <text:s text:c="2"/>A user, of course, may not modify another user's biography, but they can view information about the user.</text:p>
      <text:p text:style-name="P19"/>
      <text:p text:style-name="P19">3.1.6 – Card View</text:p>
      <text:p text:style-name="P18"/>
      <text:p text:style-name="P18">When navigating through the home page, the user will see the cards that have been posted on here. <text:s/>Cards can have different color coding and suit sorting based on the content of the card when it was created. <text:s/>The card itself when shown on the home page will show the title of the card itself along with the suit and a color coding at the top of the card. <text:s/>When the card is clicked, it then flips the card over to provide more details, if any, for the card. <text:s/>Users can add comments to the cards after flipping it over. <text:s/>When the card is still flipped over, a user may also add the card to his/her hand (favorite the card).</text:p>
      <text:p text:style-name="P18"/>
      <text:p text:style-name="P18"/>
      <text:p text:style-name="P12">Figure 1.0 – Create an account</text:p>
      <text:p text:style-name="P8"><draw:frame draw:style-name="fr1" draw:name="graphics1" text:anchor-type="paragraph" svg:width="6.239in" svg:height="3.3925in" draw:z-index="0"><draw:image xlink:href="Pictures/200000070000335A000021A842AEE188.svm"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1"><text:span text:style-name="T7">Figure 1.1 – </text:span><text:span text:style-name="T8">Information must be filled in</text:span></text:p>
      <text:p text:style-name="P22"><draw:frame draw:style-name="fr2" draw:name="graphics3" text:anchor-type="paragraph" svg:x="-0.2189in" svg:y="-0.0417in" svg:width="7.2091in" svg:height="5.2953in" draw:z-index="4"><draw:image xlink:href="Pictures/200000070000615600004F4C889ED555.svm"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7"><text:soft-page-break/>Figure 2.0 – Login page</text:p>
      <text:p text:style-name="P22"><draw:frame draw:style-name="fr1" draw:name="graphics2" text:anchor-type="paragraph" svg:width="6.6193in" svg:height="4.2256in" draw:z-index="1"><draw:image xlink:href="Pictures/20000007000039A2000029EDC59988C9.svm" xlink:type="simple" xlink:show="embed" xlink:actuate="onLoad"/></draw:frame></text:p>
      <text:p text:style-name="P22"/>
      <text:p text:style-name="P22"/>
      <text:p text:style-name="P22"/>
      <text:p text:style-name="P22"/>
      <text:p text:style-name="P22"/>
      <text:p text:style-name="P22"/>
      <text:p text:style-name="P23"/>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7"><text:soft-page-break/>Figure 2.1 – Login must be filled in</text:p>
      <text:p text:style-name="P23"><draw:frame draw:style-name="fr1" draw:name="graphics4" text:anchor-type="paragraph" svg:width="6.5425in" svg:height="4.2165in" draw:z-index="2"><draw:image xlink:href="Pictures/2000000700003B1F000029D7AE1F13C9.svm" xlink:type="simple" xlink:show="embed" xlink:actuate="onLoad"/></draw:frame></text:p>
      <text:p text:style-name="P23"/>
      <text:p text:style-name="P23"/>
      <text:p text:style-name="P23"/>
      <text:p text:style-name="P17"/>
      <text:p text:style-name="P17"/>
      <text:p text:style-name="P17"/>
      <text:p text:style-name="P17"/>
      <text:p text:style-name="P17"/>
      <text:p text:style-name="P17"><text:soft-page-break/>Figure 2.2 – Password reset</text:p>
      <text:p text:style-name="P22"><draw:frame draw:style-name="fr1" draw:name="graphics5" text:anchor-type="paragraph" svg:width="6.6173in" svg:height="4.2165in" draw:z-index="3"><draw:image xlink:href="Pictures/2000000700003923000029D7931E4856.svm" xlink:type="simple" xlink:show="embed" xlink:actuate="onLoad"/></draw:frame></text:p>
      <text:list xml:id="list8746331482767731254" text:style-name="L4">
        <text:list-item>
          <text:p text:style-name="P28">Data Validation</text:p>
        </text:list-item>
      </text:list>
      <text:p text:style-name="P15"/>
      <text:p text:style-name="P16">There are multiple data entry points in the <text:span text:style-name="T6">Dekū web application. Please refer to table 4.1 below for information regarding proper inputs and what the limitations of those data entry points are.</text:span></text:p>
      <text:p text:style-name="P15"/>
      <text:p text:style-name="P21">4.1 Data Validation Table</text:p>
      <table:table table:name="DataValidation" table:style-name="DataValidation">
        <table:table-column table:style-name="DataValidation.A" table:number-columns-repeated="3"/>
        <table:table-row>
          <table:table-cell table:style-name="DataValidation.A1" office:value-type="string">
            <text:p text:style-name="P24">Entry Location</text:p>
          </table:table-cell>
          <table:table-cell table:style-name="DataValidation.A1" office:value-type="string">
            <text:p text:style-name="P24">Data Type</text:p>
          </table:table-cell>
          <table:table-cell table:style-name="DataValidation.C1" office:value-type="string">
            <text:p text:style-name="P24">Limits</text:p>
          </table:table-cell>
        </table:table-row>
        <table:table-row>
          <table:table-cell table:style-name="DataValidation.A2" office:value-type="string">
            <text:p text:style-name="Table_20_Contents">Search string</text:p>
          </table:table-cell>
          <table:table-cell table:style-name="DataValidation.A2" office:value-type="string">
            <text:p text:style-name="Table_20_Contents">String</text:p>
          </table:table-cell>
          <table:table-cell table:style-name="DataValidation.C2" office:value-type="string">
            <text:p text:style-name="Table_20_Contents">Limited by <text:span text:style-name="T5">Dekū API</text:span></text:p>
          </table:table-cell>
        </table:table-row>
        <table:table-row>
          <table:table-cell table:style-name="DataValidation.A2" office:value-type="string">
            <text:p text:style-name="Table_20_Contents">Commenting on a card</text:p>
          </table:table-cell>
          <table:table-cell table:style-name="DataValidation.A2" office:value-type="string">
            <text:p text:style-name="Table_20_Contents">String</text:p>
          </table:table-cell>
          <table:table-cell table:style-name="DataValidation.C2" office:value-type="string">
            <text:p text:style-name="Table_20_Contents">Comments limited to 240 characters</text:p>
          </table:table-cell>
        </table:table-row>
        <table:table-row>
          <table:table-cell table:style-name="DataValidation.A2" office:value-type="string">
            <text:p text:style-name="Table_20_Contents"/>
          </table:table-cell>
          <table:table-cell table:style-name="DataValidation.A2" office:value-type="string">
            <text:p text:style-name="Table_20_Contents"/>
          </table:table-cell>
          <table:table-cell table:style-name="DataValidation.C2" office:value-type="string">
            <text:p text:style-name="Table_20_Contents"/>
          </table:table-cell>
        </table:table-row>
      </table:table>
      <text:p text:style-name="P16"/>
      <text:p text:style-name="P3"/>
      <text:p text:style-name="P3"><text:span text:style-name="T2">Include</text:span><text:span text:style-name="T2"> </text:span><text:span text:style-name="T2">a</text:span><text:span text:style-name="T2"> </text:span><text:span text:style-name="T2">full</text:span><text:span text:style-name="T2"> </text:span><text:span text:style-name="T2">description</text:span><text:span text:style-name="T2"> </text:span><text:span text:style-name="T2">of</text:span><text:span text:style-name="T2"> </text:span><text:span text:style-name="T2">all</text:span><text:span text:style-name="T2"> </text:span><text:span text:style-name="T2">data</text:span><text:span text:style-name="T2"> </text:span><text:span text:style-name="T2">items</text:span><text:span text:style-name="T2"> </text:span><text:span text:style-name="T2">that</text:span><text:span text:style-name="T2"> </text:span><text:span text:style-name="T2">can</text:span><text:span text:style-name="T2"> </text:span><text:span text:style-name="T2">be</text:span><text:span text:style-name="T2"> </text:span><text:span text:style-name="T2">entered</text:span><text:span text:style-name="T2"> </text:span><text:span text:style-name="T2">into</text:span><text:span text:style-name="T2"> </text:span><text:span text:style-name="T2">the</text:span><text:span text:style-name="T2"> </text:span><text:span text:style-name="T2">system</text:span><text:span text:style-name="T2"> </text:span><text:span text:style-name="T2">by</text:span><text:span text:style-name="T2"> </text:span><text:span text:style-name="T2">the</text:span><text:span text:style-name="T2"> </text:span><text:span text:style-name="T2">user</text:span><text:span text:style-name="T2">. </text:span><text:span text:style-name="T2">The</text:span><text:span text:style-name="T2"> </text:span><text:span text:style-name="T2">description</text:span><text:span text:style-name="T2"> </text:span><text:span text:style-name="T2">should</text:span><text:span text:style-name="T2"> </text:span><text:span text:style-name="T2">include</text:span><text:span text:style-name="T2"> </text:span><text:span text:style-name="T2">the</text:span><text:span text:style-name="T2"> </text:span><text:span text:style-name="T2">item</text:span><text:span text:style-name="T2">’</text:span><text:span text:style-name="T2">s</text:span><text:span text:style-name="T2"> </text:span><text:span text:style-name="T2">basic</text:span><text:span text:style-name="T2"> </text:span><text:span text:style-name="T2">data</text:span><text:span text:style-name="T2"> </text:span><text:span text:style-name="T2">type</text:span><text:span text:style-name="T2"> (</text:span><text:span text:style-name="T2">e</text:span><text:span text:style-name="T2">.</text:span><text:span text:style-name="T2">g</text:span><text:span text:style-name="T2">., </text:span><text:span text:style-name="T2">integer</text:span><text:span text:style-name="T2">, </text:span><text:span text:style-name="T2">string</text:span><text:span text:style-name="T2">), </text:span><text:span text:style-name="T2">its</text:span><text:span text:style-name="T2"> </text:span><text:span text:style-name="T2">limits</text:span><text:span text:style-name="T2">, </text:span><text:span text:style-name="T2">and</text:span><text:span text:style-name="T2"> </text:span><text:span text:style-name="T2">its</text:span><text:span text:style-name="T2"> </text:span><text:span text:style-name="T2">allowable</text:span><text:span text:style-name="T2"> </text:span><text:span text:style-name="T2">format</text:span><text:span text:style-name="T2">(</text:span><text:span text:style-name="T2">s</text:span><text:span text:style-name="T2">). </text:span><text:span text:style-name="T2">Be</text:span><text:span text:style-name="T2"> </text:span><text:span text:style-name="T2">sure</text:span><text:span text:style-name="T2"> </text:span><text:span text:style-name="T2">to</text:span><text:span text:style-name="T2"> </text:span><text:span text:style-name="T2">uniquely</text:span><text:span text:style-name="T2"> </text:span><text:span text:style-name="T2">identify</text:span><text:span text:style-name="T2"> </text:span><text:span text:style-name="T2">each</text:span><text:span text:style-name="T2"> </text:span><text:span text:style-name="T2">data</text:span><text:span text:style-name="T2"> </text:span><text:span text:style-name="T2">item</text:span><text:span text:style-name="T2">. </text:span><text:span text:style-name="T2">For</text:span><text:span text:style-name="T2"> </text:span><text:span text:style-name="T2">example</text:span><text:span text:style-name="T2">, </text:span><text:span text:style-name="T2">if</text:span><text:span text:style-name="T2"> </text:span><text:span text:style-name="T2">you</text:span><text:span text:style-name="T2"> </text:span><text:span text:style-name="T2">are</text:span><text:span text:style-name="T2"> </text:span><text:span text:style-name="T2">using</text:span><text:span text:style-name="T2"> </text:span><text:span text:style-name="T2">a</text:span><text:span text:style-name="T2"> </text:span><text:span text:style-name="T2">GUI</text:span><text:span text:style-name="T2">, </text:span><text:span text:style-name="T2">a</text:span><text:span text:style-name="T2"> </text:span><text:span text:style-name="T2">data</text:span><text:span text:style-name="T2"> </text:span><text:span text:style-name="T2">time</text:span><text:span text:style-name="T2"> </text:span><text:span text:style-name="T2">can</text:span><text:span text:style-name="T2"> </text:span><text:span text:style-name="T2">be</text:span><text:span text:style-name="T2"> </text:span><text:span text:style-name="T2">identified</text:span><text:span text:style-name="T2"> </text:span><text:span text:style-name="T2">by</text:span><text:span text:style-name="T2"> </text:span><text:span text:style-name="T2">screen</text:span><text:span text:style-name="T2"> </text:span><text:span text:style-name="T2">name</text:span><text:span text:style-name="T2"> </text:span><text:span text:style-name="T2">and</text:span><text:span text:style-name="T2"> </text:span><text:span text:style-name="T2">data</text:span><text:span text:style-name="T2"> </text:span><text:span text:style-name="T2">item</text:span><text:span text:style-name="T2"> </text:span><text:span text:style-name="T2">label</text:span><text:span text:style-name="T2">. </text:span><text:span text:style-name="T2">A</text:span><text:span text:style-name="T2"> </text:span><text:span text:style-name="T2">tabular</text:span><text:span text:style-name="T2"> </text:span><text:span text:style-name="T2">format</text:span><text:span text:style-name="T2"> </text:span><text:span text:style-name="T2">works</text:span><text:span text:style-name="T2"> </text:span><text:span text:style-name="T2">well</text:span><text:span text:style-name="T2"> </text:span><text:span text:style-name="T2">for</text:span><text:span text:style-name="T2"> </text:span><text:span text:style-name="T2">the</text:span><text:span text:style-name="T2"> </text:span><text:span text:style-name="T2">data</text:span><text:span text:style-name="T2"> </text:span><text:span text:style-name="T2">validation</text:span><text:span text:style-name="T2"> </text:span><text:span text:style-name="T2">information</text:span><text:span text:style-name="T2">.</text:span></text:p>
      <text:p text:style-name="P8"/>
      <text:p text:style-name="P5"><text:soft-page-break/>Appendix A - Agreement Between Customer and Contractor</text:p>
      <text:p text:style-name="P8"><text:tab/></text:p>
      <text:p text:style-name="P3">The customer for the dekū social content and sharing site has agreed to this site and the User Interface components, which include the graphical appearance and page layout. This document contains agreed upon site layout and navigation content.</text:p>
      <text:p text:style-name="P3"/>
      <text:p text:style-name="P3">If changes to the requirements develop in the future, this document will be amended and all parties will sign off on the document to make sure that the changes are in accordance with the wishes of the customer.</text:p>
      <text:p text:style-name="P3"/>
      <text:p text:style-name="P5">Client</text:p>
      <text:p text:style-name="P5"/>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9"/>
      <text:p text:style-name="P5">Team</text:p>
      <text:p text:style-name="P5"/>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9"/>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9"/>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9"/>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9"/>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5"/>
      <text:p text:style-name="P5"/>
      <text:p text:style-name="P10"><text:span text:style-name="T1">Appendix</text:span><text:span text:style-name="T1"> </text:span><text:span text:style-name="T1">B</text:span><text:span text:style-name="T1"> - </text:span><text:span text:style-name="T1">Team</text:span><text:span text:style-name="T1"> </text:span><text:span text:style-name="T1">Review</text:span><text:span text:style-name="T1"> </text:span><text:span text:style-name="T1">Sign</text:span><text:span text:style-name="T1">-</text:span><text:span text:style-name="T1">off</text:span></text:p>
      <text:p text:style-name="P3"/>
      <text:p text:style-name="P8"><text:tab/> <text:tab/> <text:tab/></text:p>
      <text:p text:style-name="P3">This document affirms that all of the members of this team have contributed to and reviewed the material within this document. Any minor disagreements between members are listed below.</text:p>
      <text:p text:style-name="P3"/>
      <text:p text:style-name="P5">Team</text:p>
      <text:p text:style-name="P5"/>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Comments ________________________________________________________________________________________________________________________________________________________</text:p>
      <text:p text:style-name="P3"/>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Comments ________________________________________________________________________________________________________________________________________________________</text:p>
      <text:p text:style-name="P3"/>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Comments ________________________________________________________________________________________________________________________________________________________</text:p>
      <text:p text:style-name="P3"/>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Comments ________________________________________________________________________________________________________________________________________________________</text:p>
      <text:p text:style-name="P3"/>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text:soft-page-break/>Comments ________________________________________________________________________________________________________________________________________________________</text:p>
      <text:p text:style-name="P5">Appendix C - Document Contributions</text:p>
      <text:p text:style-name="P3"/>
      <text:p text:style-name="P3"><text:span text:style-name="T2">Identify</text:span><text:span text:style-name="T2"> </text:span><text:span text:style-name="T2">how</text:span><text:span text:style-name="T2"> </text:span><text:span text:style-name="T2">each</text:span><text:span text:style-name="T2"> </text:span><text:span text:style-name="T2">member</text:span><text:span text:style-name="T2"> </text:span><text:span text:style-name="T2">contributed</text:span><text:span text:style-name="T2"> </text:span><text:span text:style-name="T2">to</text:span><text:span text:style-name="T2"> </text:span><text:span text:style-name="T2">the</text:span><text:span text:style-name="T2"> </text:span><text:span text:style-name="T2">creation</text:span><text:span text:style-name="T2"> </text:span><text:span text:style-name="T2">of</text:span><text:span text:style-name="T2"> </text:span><text:span text:style-name="T2">this</text:span><text:span text:style-name="T2"> </text:span><text:span text:style-name="T2">document</text:span><text:span text:style-name="T2">. </text:span><text:span text:style-name="T2">Include</text:span><text:span text:style-name="T2"> </text:span><text:span text:style-name="T2">what</text:span><text:span text:style-name="T2"> </text:span><text:span text:style-name="T2">sections</text:span><text:span text:style-name="T2"> </text:span><text:span text:style-name="T2">each</text:span><text:span text:style-name="T2"> </text:span><text:span text:style-name="T2">member</text:span><text:span text:style-name="T2"> </text:span><text:span text:style-name="T2">worked</text:span><text:span text:style-name="T2"> </text:span><text:span text:style-name="T2">on</text:span><text:span text:style-name="T2"> </text:span><text:span text:style-name="T2">and</text:span><text:span text:style-name="T2"> </text:span><text:span text:style-name="T2">an</text:span><text:span text:style-name="T2"> </text:span><text:span text:style-name="T2">estimate</text:span><text:span text:style-name="T2"> </text:span><text:span text:style-name="T2">of</text:span><text:span text:style-name="T2"> </text:span><text:span text:style-name="T2">the</text:span><text:span text:style-name="T2"> </text:span><text:span text:style-name="T2">percentage</text:span><text:span text:style-name="T2"> </text:span><text:span text:style-name="T2">of</text:span><text:span text:style-name="T2"> </text:span><text:span text:style-name="T2">work</text:span><text:span text:style-name="T2"> </text:span><text:span text:style-name="T2">they</text:span><text:span text:style-name="T2"> </text:span><text:span text:style-name="T2">contributed</text:span><text:span text:style-name="T2">. </text:span><text:span text:style-name="T2">Remember</text:span><text:span text:style-name="T2"> </text:span><text:span text:style-name="T2">that</text:span><text:span text:style-name="T2"> </text:span><text:span text:style-name="T2">each</text:span><text:span text:style-name="T2"> </text:span><text:span text:style-name="T2">team</text:span><text:span text:style-name="T2"> </text:span><text:span text:style-name="T2">member</text:span><text:span text:style-name="T2"> </text:span><text:span text:style-name="T3">must</text:span><text:span text:style-name="T2"> </text:span><text:span text:style-name="T2">contribute</text:span><text:span text:style-name="T2"> </text:span><text:span text:style-name="T2">to</text:span><text:span text:style-name="T2"> </text:span><text:span text:style-name="T2">the</text:span><text:span text:style-name="T2"> </text:span><text:span text:style-name="T2">writing</text:span><text:span text:style-name="T2"> (</text:span><text:span text:style-name="T2">includes</text:span><text:span text:style-name="T2"> </text:span><text:span text:style-name="T2">diagrams</text:span><text:span text:style-name="T2">) </text:span><text:span text:style-name="T2">of</text:span><text:span text:style-name="T2"> </text:span><text:span text:style-name="T2">each</text:span><text:span text:style-name="T2"> </text:span><text:span text:style-name="T2">document</text:span><text:span text:style-name="T2"> </text:span><text:span text:style-name="T2">produced</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rebuchet MS" svg:font-family="'Trebuchet MS'"/>
    <style:font-face style:name="Helvetica" svg:font-family="Helvetica, 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
    <meta:initial-creator/>
    <meta:editing-cycles>59</meta:editing-cycles>
    <dc:date>2014-04-27T22:29:58.43</dc:date>
    <meta:editing-duration>P1DT9H15M40S</meta:editing-duration>
    <dc:creator>Raymond Chan</dc:creator>
    <meta:document-statistic meta:table-count="1" meta:image-count="5" meta:object-count="0" meta:page-count="12" meta:paragraph-count="116" meta:word-count="1772" meta:character-count="11984"/>
  </office:meta>
</office:document-meta>
</file>